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FigureCaption"><text:span text:style-name="T1">Figure 2: Distribution of allelic imbalance across the population.</text:span> (A) Distribution of allelic imbalance for virgin (blue) and mated (green). (B) The proportion (y-axis) of exons significant for allelic imbalance, determined by an intersection test, for each line (x-axis) in virgin (blue) and mated (gree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 style:master-page-name="">
      <style:paragraph-properties style:page-number="auto"/>
      <style:text-properties fo:font-style="normal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6-07-06T18:25:08.663861000</dc:date>
    <meta:editing-duration>PT1M53S</meta:editing-duration>
    <meta:editing-cycles>2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2" meta:word-count="46" meta:character-count="310" meta:non-whitespace-character-count="265"/>
  </office:meta>
</office:document-meta>
</file>